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0117" calcext:value-type="float">
            <text:p>2.20012</text:p>
          </table:table-cell>
          <table:table-cell office:value-type="float" office:value="2.41089991666667" calcext:value-type="float">
            <text:p>2.4109</text:p>
          </table:table-cell>
          <table:table-cell office:value-type="float" office:value="3.63011" calcext:value-type="float">
            <text:p>3.6301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295525" calcext:value-type="float">
            <text:p>2.21296</text:p>
          </table:table-cell>
          <table:table-cell office:value-type="float" office:value="2.4000165" calcext:value-type="float">
            <text:p>2.40002</text:p>
          </table:table-cell>
          <table:table-cell office:value-type="float" office:value="3.683988" calcext:value-type="float">
            <text:p>3.683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7382566666667" calcext:value-type="float">
            <text:p>2.27383</text:p>
          </table:table-cell>
          <table:table-cell office:value-type="float" office:value="2.37269816666667" calcext:value-type="float">
            <text:p>2.3727</text:p>
          </table:table-cell>
          <table:table-cell office:value-type="float" office:value="4.304614" calcext:value-type="float">
            <text:p>4.3046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718283333333" calcext:value-type="float">
            <text:p>2.20718</text:p>
          </table:table-cell>
          <table:table-cell office:value-type="float" office:value="2.36736366666667" calcext:value-type="float">
            <text:p>2.36736</text:p>
          </table:table-cell>
          <table:table-cell office:value-type="float" office:value="3.644649" calcext:value-type="float">
            <text:p>3.6446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483358333333" calcext:value-type="float">
            <text:p>2.25483</text:p>
          </table:table-cell>
          <table:table-cell office:value-type="float" office:value="2.30912483333333" calcext:value-type="float">
            <text:p>2.30912</text:p>
          </table:table-cell>
          <table:table-cell office:value-type="float" office:value="3.642836" calcext:value-type="float">
            <text:p>3.642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708166666667" calcext:value-type="float">
            <text:p>2.13708</text:p>
          </table:table-cell>
          <table:table-cell office:value-type="float" office:value="2.30430291666667" calcext:value-type="float">
            <text:p>2.3043</text:p>
          </table:table-cell>
          <table:table-cell office:value-type="float" office:value="3.013861" calcext:value-type="float">
            <text:p>3.0138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6598" calcext:value-type="float">
            <text:p>2.2966</text:p>
          </table:table-cell>
          <table:table-cell office:value-type="float" office:value="2.24879216666667" calcext:value-type="float">
            <text:p>2.24879</text:p>
          </table:table-cell>
          <table:table-cell office:value-type="float" office:value="3.562808" calcext:value-type="float">
            <text:p>3.562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9428666666667" calcext:value-type="float">
            <text:p>2.29429</text:p>
          </table:table-cell>
          <table:table-cell office:value-type="float" office:value="2.34435125" calcext:value-type="float">
            <text:p>2.34435</text:p>
          </table:table-cell>
          <table:table-cell office:value-type="float" office:value="4.012982" calcext:value-type="float">
            <text:p>4.0129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5182933333333" calcext:value-type="float">
            <text:p>2.25183</text:p>
          </table:table-cell>
          <table:table-cell office:value-type="float" office:value="2.2940585" calcext:value-type="float">
            <text:p>2.29406</text:p>
          </table:table-cell>
          <table:table-cell office:value-type="float" office:value="3.522085" calcext:value-type="float">
            <text:p>3.522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168325" calcext:value-type="float">
            <text:p>2.29168</text:p>
          </table:table-cell>
          <table:table-cell office:value-type="float" office:value="2.40351658333333" calcext:value-type="float">
            <text:p>2.40352</text:p>
          </table:table-cell>
          <table:table-cell office:value-type="float" office:value="4.569541" calcext:value-type="float">
            <text:p>4.5695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729766666667" calcext:value-type="float">
            <text:p>2.2073</text:p>
          </table:table-cell>
          <table:table-cell office:value-type="float" office:value="2.28459975" calcext:value-type="float">
            <text:p>2.2846</text:p>
          </table:table-cell>
          <table:table-cell office:value-type="float" office:value="3.008195" calcext:value-type="float">
            <text:p>3.008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778625" calcext:value-type="float">
            <text:p>2.27779</text:p>
          </table:table-cell>
          <table:table-cell office:value-type="float" office:value="2.41482" calcext:value-type="float">
            <text:p>2.41482</text:p>
          </table:table-cell>
          <table:table-cell office:value-type="float" office:value="4.495176" calcext:value-type="float">
            <text:p>4.4951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469816666667" calcext:value-type="float">
            <text:p>2.2747</text:p>
          </table:table-cell>
          <table:table-cell office:value-type="float" office:value="2.43547858333333" calcext:value-type="float">
            <text:p>2.43548</text:p>
          </table:table-cell>
          <table:table-cell office:value-type="float" office:value="4.375704" calcext:value-type="float">
            <text:p>4.375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7207091666667" calcext:value-type="float">
            <text:p>2.27207</text:p>
          </table:table-cell>
          <table:table-cell office:value-type="float" office:value="2.460263" calcext:value-type="float">
            <text:p>2.46026</text:p>
          </table:table-cell>
          <table:table-cell office:value-type="float" office:value="4.146311" calcext:value-type="float">
            <text:p>4.146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1734" calcext:value-type="float">
            <text:p>2.27173</text:p>
          </table:table-cell>
          <table:table-cell office:value-type="float" office:value="2.435429" calcext:value-type="float">
            <text:p>2.43543</text:p>
          </table:table-cell>
          <table:table-cell office:value-type="float" office:value="3.950013" calcext:value-type="float">
            <text:p>3.9500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6989883333333" calcext:value-type="float">
            <text:p>2.2699</text:p>
          </table:table-cell>
          <table:table-cell office:value-type="float" office:value="2.35669925" calcext:value-type="float">
            <text:p>2.3567</text:p>
          </table:table-cell>
          <table:table-cell office:value-type="float" office:value="4.125838" calcext:value-type="float">
            <text:p>4.1258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233708333333" calcext:value-type="float">
            <text:p>2.25234</text:p>
          </table:table-cell>
          <table:table-cell office:value-type="float" office:value="2.26302416666667" calcext:value-type="float">
            <text:p>2.26302</text:p>
          </table:table-cell>
          <table:table-cell office:value-type="float" office:value="3.65049" calcext:value-type="float">
            <text:p>3.6504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6016275" calcext:value-type="float">
            <text:p>2.26016</text:p>
          </table:table-cell>
          <table:table-cell office:value-type="float" office:value="2.28111025" calcext:value-type="float">
            <text:p>2.28111</text:p>
          </table:table-cell>
          <table:table-cell office:value-type="float" office:value="3.969039" calcext:value-type="float">
            <text:p>3.9690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74133333333" calcext:value-type="float">
            <text:p>2.25774</text:p>
          </table:table-cell>
          <table:table-cell office:value-type="float" office:value="2.24852883333333" calcext:value-type="float">
            <text:p>2.24853</text:p>
          </table:table-cell>
          <table:table-cell office:value-type="float" office:value="3.7727" calcext:value-type="float">
            <text:p>3.772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905625" calcext:value-type="float">
            <text:p>2.19906</text:p>
          </table:table-cell>
          <table:table-cell office:value-type="float" office:value="2.23894875" calcext:value-type="float">
            <text:p>2.23895</text:p>
          </table:table-cell>
          <table:table-cell office:value-type="float" office:value="3.090279" calcext:value-type="float">
            <text:p>3.0902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891058333333" calcext:value-type="float">
            <text:p>2.23891</text:p>
          </table:table-cell>
          <table:table-cell office:value-type="float" office:value="2.34144975" calcext:value-type="float">
            <text:p>2.34145</text:p>
          </table:table-cell>
          <table:table-cell office:value-type="float" office:value="3.869941" calcext:value-type="float">
            <text:p>3.869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819616666667" calcext:value-type="float">
            <text:p>2.2382</text:p>
          </table:table-cell>
          <table:table-cell office:value-type="float" office:value="2.4097895" calcext:value-type="float">
            <text:p>2.40979</text:p>
          </table:table-cell>
          <table:table-cell office:value-type="float" office:value="4.058003" calcext:value-type="float">
            <text:p>4.05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3544391666667" calcext:value-type="float">
            <text:p>2.23544</text:p>
          </table:table-cell>
          <table:table-cell office:value-type="float" office:value="2.25304266666667" calcext:value-type="float">
            <text:p>2.25304</text:p>
          </table:table-cell>
          <table:table-cell office:value-type="float" office:value="3.557335" calcext:value-type="float">
            <text:p>3.5573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426366666667" calcext:value-type="float">
            <text:p>2.23426</text:p>
          </table:table-cell>
          <table:table-cell office:value-type="float" office:value="2.2930145" calcext:value-type="float">
            <text:p>2.29301</text:p>
          </table:table-cell>
          <table:table-cell office:value-type="float" office:value="3.436223" calcext:value-type="float">
            <text:p>3.4362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99191666667" calcext:value-type="float">
            <text:p>2.23099</text:p>
          </table:table-cell>
          <table:table-cell office:value-type="float" office:value="2.302899" calcext:value-type="float">
            <text:p>2.3029</text:p>
          </table:table-cell>
          <table:table-cell office:value-type="float" office:value="3.412499" calcext:value-type="float">
            <text:p>3.412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46608333333" calcext:value-type="float">
            <text:p>2.22947</text:p>
          </table:table-cell>
          <table:table-cell office:value-type="float" office:value="2.30536733333333" calcext:value-type="float">
            <text:p>2.30537</text:p>
          </table:table-cell>
          <table:table-cell office:value-type="float" office:value="3.637862" calcext:value-type="float">
            <text:p>3.6378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809" calcext:value-type="float">
            <text:p>2.22881</text:p>
          </table:table-cell>
          <table:table-cell office:value-type="float" office:value="2.36619941666667" calcext:value-type="float">
            <text:p>2.3662</text:p>
          </table:table-cell>
          <table:table-cell office:value-type="float" office:value="4.099676" calcext:value-type="float">
            <text:p>4.0996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325383333333" calcext:value-type="float">
            <text:p>2.22325</text:p>
          </table:table-cell>
          <table:table-cell office:value-type="float" office:value="2.22669841666667" calcext:value-type="float">
            <text:p>2.2267</text:p>
          </table:table-cell>
          <table:table-cell office:value-type="float" office:value="3.184971" calcext:value-type="float">
            <text:p>3.1849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564841666667" calcext:value-type="float">
            <text:p>2.22565</text:p>
          </table:table-cell>
          <table:table-cell office:value-type="float" office:value="2.41034133333333" calcext:value-type="float">
            <text:p>2.41034</text:p>
          </table:table-cell>
          <table:table-cell office:value-type="float" office:value="4.01931" calcext:value-type="float">
            <text:p>4.0193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035283333333" calcext:value-type="float">
            <text:p>2.22035</text:p>
          </table:table-cell>
          <table:table-cell office:value-type="float" office:value="2.35440908333333" calcext:value-type="float">
            <text:p>2.35441</text:p>
          </table:table-cell>
          <table:table-cell office:value-type="float" office:value="3.247847" calcext:value-type="float">
            <text:p>3.2478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38258333333" calcext:value-type="float">
            <text:p>2.21938</text:p>
          </table:table-cell>
          <table:table-cell office:value-type="float" office:value="2.29198383333333" calcext:value-type="float">
            <text:p>2.29198</text:p>
          </table:table-cell>
          <table:table-cell office:value-type="float" office:value="3.864875" calcext:value-type="float">
            <text:p>3.8648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762925" calcext:value-type="float">
            <text:p>2.21763</text:p>
          </table:table-cell>
          <table:table-cell office:value-type="float" office:value="2.27636383333333" calcext:value-type="float">
            <text:p>2.27636</text:p>
          </table:table-cell>
          <table:table-cell office:value-type="float" office:value="3.917242" calcext:value-type="float">
            <text:p>3.9172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679841666667" calcext:value-type="float">
            <text:p>2.2168</text:p>
          </table:table-cell>
          <table:table-cell office:value-type="float" office:value="2.37183966666667" calcext:value-type="float">
            <text:p>2.37184</text:p>
          </table:table-cell>
          <table:table-cell office:value-type="float" office:value="3.553921" calcext:value-type="float">
            <text:p>3.553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1531016666667" calcext:value-type="float">
            <text:p>2.21531</text:p>
          </table:table-cell>
          <table:table-cell office:value-type="float" office:value="2.33013683333333" calcext:value-type="float">
            <text:p>2.33014</text:p>
          </table:table-cell>
          <table:table-cell office:value-type="float" office:value="3.225375" calcext:value-type="float">
            <text:p>3.2253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.21347991666667" calcext:value-type="float">
            <text:p>2.21348</text:p>
          </table:table-cell>
          <table:table-cell office:value-type="float" office:value="2.26867783333333" calcext:value-type="float">
            <text:p>2.26868</text:p>
          </table:table-cell>
          <table:table-cell office:value-type="float" office:value="3.527811" calcext:value-type="float">
            <text:p>3.5278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126291666667" calcext:value-type="float">
            <text:p>2.21126</text:p>
          </table:table-cell>
          <table:table-cell office:value-type="float" office:value="2.26125416666667" calcext:value-type="float">
            <text:p>2.26125</text:p>
          </table:table-cell>
          <table:table-cell office:value-type="float" office:value="3.401914" calcext:value-type="float">
            <text:p>3.401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079575" calcext:value-type="float">
            <text:p>2.2108</text:p>
          </table:table-cell>
          <table:table-cell office:value-type="float" office:value="2.19591158333333" calcext:value-type="float">
            <text:p>2.19591</text:p>
          </table:table-cell>
          <table:table-cell office:value-type="float" office:value="3.04492" calcext:value-type="float">
            <text:p>3.044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19591666667" calcext:value-type="float">
            <text:p>2.2102</text:p>
          </table:table-cell>
          <table:table-cell office:value-type="float" office:value="2.163768" calcext:value-type="float">
            <text:p>2.16377</text:p>
          </table:table-cell>
          <table:table-cell office:value-type="float" office:value="2.94677" calcext:value-type="float">
            <text:p>2.9467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002808333333" calcext:value-type="float">
            <text:p>2.21003</text:p>
          </table:table-cell>
          <table:table-cell office:value-type="float" office:value="2.25835766666667" calcext:value-type="float">
            <text:p>2.25836</text:p>
          </table:table-cell>
          <table:table-cell office:value-type="float" office:value="3.052128" calcext:value-type="float">
            <text:p>3.0521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501641666667" calcext:value-type="float">
            <text:p>2.20502</text:p>
          </table:table-cell>
          <table:table-cell office:value-type="float" office:value="2.351531" calcext:value-type="float">
            <text:p>2.35153</text:p>
          </table:table-cell>
          <table:table-cell office:value-type="float" office:value="3.897404" calcext:value-type="float">
            <text:p>3.89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575933333333" calcext:value-type="float">
            <text:p>2.16576</text:p>
          </table:table-cell>
          <table:table-cell office:value-type="float" office:value="2.20355433333333" calcext:value-type="float">
            <text:p>2.20355</text:p>
          </table:table-cell>
          <table:table-cell office:value-type="float" office:value="2.866118" calcext:value-type="float">
            <text:p>2.866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0277125" calcext:value-type="float">
            <text:p>2.20277</text:p>
          </table:table-cell>
          <table:table-cell office:value-type="float" office:value="2.20551875" calcext:value-type="float">
            <text:p>2.20552</text:p>
          </table:table-cell>
          <table:table-cell office:value-type="float" office:value="3.199515" calcext:value-type="float">
            <text:p>3.199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859783333333" calcext:value-type="float">
            <text:p>2.1986</text:p>
          </table:table-cell>
          <table:table-cell office:value-type="float" office:value="2.15353325" calcext:value-type="float">
            <text:p>2.15353</text:p>
          </table:table-cell>
          <table:table-cell office:value-type="float" office:value="2.939992" calcext:value-type="float">
            <text:p>2.9399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79985" calcext:value-type="float">
            <text:p>2.198</text:p>
          </table:table-cell>
          <table:table-cell office:value-type="float" office:value="2.3393385" calcext:value-type="float">
            <text:p>2.33934</text:p>
          </table:table-cell>
          <table:table-cell office:value-type="float" office:value="3.753735" calcext:value-type="float">
            <text:p>3.753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.27903475" calcext:value-type="float">
            <text:p>2.27903</text:p>
          </table:table-cell>
          <table:table-cell office:value-type="float" office:value="2.1968335" calcext:value-type="float">
            <text:p>2.19683</text:p>
          </table:table-cell>
          <table:table-cell office:value-type="float" office:value="3.082998" calcext:value-type="float">
            <text:p>3.08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520675" calcext:value-type="float">
            <text:p>2.19521</text:p>
          </table:table-cell>
          <table:table-cell office:value-type="float" office:value="2.19827466666667" calcext:value-type="float">
            <text:p>2.19827</text:p>
          </table:table-cell>
          <table:table-cell office:value-type="float" office:value="3.346913" calcext:value-type="float">
            <text:p>3.346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850395" calcext:value-type="float">
            <text:p>2.18504</text:p>
          </table:table-cell>
          <table:table-cell office:value-type="float" office:value="2.19257158333333" calcext:value-type="float">
            <text:p>2.19257</text:p>
          </table:table-cell>
          <table:table-cell office:value-type="float" office:value="3.30871" calcext:value-type="float">
            <text:p>3.3087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034816666667" calcext:value-type="float">
            <text:p>2.19035</text:p>
          </table:table-cell>
          <table:table-cell office:value-type="float" office:value="2.27812608333333" calcext:value-type="float">
            <text:p>2.27813</text:p>
          </table:table-cell>
          <table:table-cell office:value-type="float" office:value="2.86491" calcext:value-type="float">
            <text:p>2.86491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758325" calcext:value-type="float">
            <text:p>2.18758</text:p>
          </table:table-cell>
          <table:table-cell office:value-type="float" office:value="2.26706325" calcext:value-type="float">
            <text:p>2.26706</text:p>
          </table:table-cell>
          <table:table-cell office:value-type="float" office:value="3.037116" calcext:value-type="float">
            <text:p>3.0371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81873" calcext:value-type="float">
            <text:p>2.18187</text:p>
          </table:table-cell>
          <table:table-cell office:value-type="float" office:value="2.37193133333333" calcext:value-type="float">
            <text:p>2.37193</text:p>
          </table:table-cell>
          <table:table-cell office:value-type="float" office:value="3.62917" calcext:value-type="float">
            <text:p>3.629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14775" calcext:value-type="float">
            <text:p>2.18148</text:p>
          </table:table-cell>
          <table:table-cell office:value-type="float" office:value="2.21762791666667" calcext:value-type="float">
            <text:p>2.21763</text:p>
          </table:table-cell>
          <table:table-cell office:value-type="float" office:value="2.926139" calcext:value-type="float">
            <text:p>2.9261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44275" calcext:value-type="float">
            <text:p>2.18144</text:p>
          </table:table-cell>
          <table:table-cell office:value-type="float" office:value="2.36999733333333" calcext:value-type="float">
            <text:p>2.37</text:p>
          </table:table-cell>
          <table:table-cell office:value-type="float" office:value="3.21046" calcext:value-type="float">
            <text:p>3.210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905691666667" calcext:value-type="float">
            <text:p>2.17906</text:p>
          </table:table-cell>
          <table:table-cell office:value-type="float" office:value="2.2496265" calcext:value-type="float">
            <text:p>2.24963</text:p>
          </table:table-cell>
          <table:table-cell office:value-type="float" office:value="2.853935" calcext:value-type="float">
            <text:p>2.8539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845383333333" calcext:value-type="float">
            <text:p>2.17845</text:p>
          </table:table-cell>
          <table:table-cell office:value-type="float" office:value="2.18988425" calcext:value-type="float">
            <text:p>2.18988</text:p>
          </table:table-cell>
          <table:table-cell office:value-type="float" office:value="2.744293" calcext:value-type="float">
            <text:p>2.7442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760008333333" calcext:value-type="float">
            <text:p>2.1776</text:p>
          </table:table-cell>
          <table:table-cell office:value-type="float" office:value="2.12649383333333" calcext:value-type="float">
            <text:p>2.12649</text:p>
          </table:table-cell>
          <table:table-cell office:value-type="float" office:value="2.562524" calcext:value-type="float">
            <text:p>2.562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748291666667" calcext:value-type="float">
            <text:p>2.16748</text:p>
          </table:table-cell>
          <table:table-cell office:value-type="float" office:value="2.27455791666667" calcext:value-type="float">
            <text:p>2.27456</text:p>
          </table:table-cell>
          <table:table-cell office:value-type="float" office:value="3.415174" calcext:value-type="float">
            <text:p>3.41517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876525" calcext:value-type="float">
            <text:p>2.15877</text:p>
          </table:table-cell>
          <table:table-cell office:value-type="float" office:value="2.24070483333333" calcext:value-type="float">
            <text:p>2.2407</text:p>
          </table:table-cell>
          <table:table-cell office:value-type="float" office:value="3.207403" calcext:value-type="float">
            <text:p>3.2074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3513033333333" calcext:value-type="float">
            <text:p>2.13513</text:p>
          </table:table-cell>
          <table:table-cell office:value-type="float" office:value="2.23345658333333" calcext:value-type="float">
            <text:p>2.23346</text:p>
          </table:table-cell>
          <table:table-cell office:value-type="float" office:value="2.80946" calcext:value-type="float">
            <text:p>2.809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061291666667" calcext:value-type="float">
            <text:p>2.12061</text:p>
          </table:table-cell>
          <table:table-cell office:value-type="float" office:value="2.12215541666667" calcext:value-type="float">
            <text:p>2.12216</text:p>
          </table:table-cell>
          <table:table-cell office:value-type="float" office:value="2.736475" calcext:value-type="float">
            <text:p>2.73648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47955" calcext:value-type="float">
            <text:p>2.1148</text:p>
          </table:table-cell>
          <table:table-cell office:value-type="float" office:value="2.12989675" calcext:value-type="float">
            <text:p>2.1299</text:p>
          </table:table-cell>
          <table:table-cell office:value-type="float" office:value="2.733516" calcext:value-type="float">
            <text:p>2.7335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1" calcext:value-type="float">
            <text:p>1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5" calcext:value-type="float">
            <text:p>5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3" calcext:value-type="float">
            <text:p>3</text:p>
          </table:table-cell>
          <table:table-cell table:formula="of:=SUM([.K1:.K5])" office:value-type="float" office:value="0" calcext:value-type="float">
            <text:p>0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3" calcext:value-type="float">
            <text:p>3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0" calcext:value-type="float">
            <text:p>0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5" calcext:value-type="float">
            <text:p>5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4" calcext:value-type="float">
            <text:p>4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2" calcext:value-type="float">
            <text:p>2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4" calcext:value-type="float">
            <text:p>4</text:p>
          </table:table-cell>
          <table:table-cell table:formula="of:=SUM([.AS1:.AS5])" office:value-type="float" office:value="0" calcext:value-type="float">
            <text:p>0</text:p>
          </table:table-cell>
          <table:table-cell table:formula="of:=SUM([.AT1:.AT5])" office:value-type="float" office:value="4" calcext:value-type="float">
            <text:p>4</text:p>
          </table:table-cell>
          <table:table-cell table:formula="of:=SUM([.AU1:.AU5])" office:value-type="float" office:value="5" calcext:value-type="float">
            <text:p>5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1" calcext:value-type="float">
            <text:p>1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3" calcext:value-type="float">
            <text:p>3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2" calcext:value-type="float">
            <text:p>2</text:p>
          </table:table-cell>
          <table:table-cell table:formula="of:=SUM([.BD1:.BD5])" office:value-type="float" office:value="5" calcext:value-type="float">
            <text:p>5</text:p>
          </table:table-cell>
          <table:table-cell table:formula="of:=SUM([.BE1:.BE5])" office:value-type="float" office:value="5" calcext:value-type="float">
            <text:p>5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0" calcext:value-type="float">
            <text:p>0</text:p>
          </table:table-cell>
          <table:table-cell table:formula="of:=SUM([.BM1:.BM5])" office:value-type="float" office:value="1" calcext:value-type="float">
            <text:p>1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3" calcext:value-type="float">
            <text:p>3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20:36:11.946181725</dc:date>
    <meta:document-statistic meta:table-count="1" meta:cell-count="4643" meta:object-count="0"/>
    <meta:generator>LibreOffice/4.2.8.2$Linux_X86_64 LibreOffice_project/420m0$Build-2</meta:generator>
  </office:meta>
</office:document-meta>
</file>